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loext:graphic-properties draw:fill="hatch" draw:fill-color="#ffffff" draw:fill-hatch-name="Blue_20_45_20_Degrees_20_Crossed" draw:fill-hatch-solid="true"/>
    </style:style>
    <style:style style:name="P3" style:family="paragraph">
      <loext:graphic-properties draw:fill="hatch" draw:fill-color="#ffffff" draw:fill-hatch-name="Green_20_90_20_Degrees_20_Triple" draw:fill-hatch-solid="true"/>
    </style:style>
    <style:style style:name="P4" style:family="paragraph">
      <loext:graphic-properties draw:fill="hatch" draw:fill-color="#ffffff" draw:fill-hatch-name="Yellow_20_45_20_Degrees_20_Crossed" draw:fill-hatch-solid="true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2.514cm" fo:min-width="8.2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767cm" fo:min-width="3.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Double_20_Dash" svg:stroke-width="0.199cm" draw:marker-start-width="0.651cm" draw:marker-end-width="0.651cm" draw:fill="hatch" draw:fill-color="#ffffff" draw:fill-hatch-name="Blue_20_45_20_Degrees_20_Crossed" draw:fill-hatch-solid="true" draw:textarea-horizontal-align="justify" draw:textarea-vertical-align="middle" draw:auto-grow-height="false" fo:min-height="12cm" fo:min-width="18.249cm" fo:padding-top="0.099cm" fo:padding-bottom="0.099cm" fo:padding-left="0.099cm" fo:padding-right="0.099cm" style:run-through="foreground" style:wrap="dynamic" style:number-wrapped-paragraphs="no-limit" style:wrap-contour="true" style:wrap-contour-mode="full" style:vertical-pos="from-top" style:vertical-rel="page" style:horizontal-pos="from-left" style:horizontal-rel="page"/>
    </style:style>
    <style:style style:name="gr4" style:family="graphic">
      <style:graphic-properties draw:stroke="dash" draw:stroke-dash="Double_20_Dash" svg:stroke-width="0.199cm" svg:stroke-color="#77bc65" draw:marker-start-width="0.651cm" draw:marker-end-width="0.651cm" draw:fill="hatch" draw:fill-color="#ffffff" draw:fill-hatch-name="Green_20_90_20_Degrees_20_Triple" draw:fill-hatch-solid="true" draw:textarea-horizontal-align="justify" draw:textarea-vertical-align="middle" draw:auto-grow-height="false" fo:min-height="15cm" fo:min-width="21.25cm" fo:padding-top="0.099cm" fo:padding-bottom="0.099cm" fo:padding-left="0.099cm" fo:padding-right="0.099cm" style:run-through="foreground" style:wrap="dynamic" style:number-wrapped-paragraphs="no-limit" style:wrap-contour="true" style:wrap-contour-mode="full" style:vertical-pos="from-top" style:vertical-rel="page" style:horizontal-pos="from-left" style:horizontal-rel="page"/>
    </style:style>
    <style:style style:name="gr5" style:family="graphic">
      <style:graphic-properties draw:stroke="dash" draw:stroke-dash="Double_20_Dash" svg:stroke-width="0.199cm" svg:stroke-color="#ff8000" draw:marker-start-width="0.651cm" draw:marker-end-width="0.651cm" draw:fill="hatch" draw:fill-color="#ffffff" draw:fill-hatch-name="Yellow_20_45_20_Degrees_20_Crossed" draw:fill-hatch-solid="true" draw:textarea-horizontal-align="justify" draw:textarea-vertical-align="middle" draw:auto-grow-height="false" fo:min-height="16cm" fo:min-width="22.25cm" fo:padding-top="0.099cm" fo:padding-bottom="0.099cm" fo:padding-left="0.099cm" fo:padding-right="0.099cm" style:run-through="foreground" style:wrap="dynamic" style:number-wrapped-paragraphs="no-limit" style:wrap-contour="true" style:wrap-contour-mode="full"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a 3" draw:style-name="gr5" draw:text-style-name="P4" svg:width="22.25cm" svg:height="16.001cm" svg:x="3.731cm" svg:y="2.499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2" draw:name="Forma 1" draw:style-name="gr3" draw:text-style-name="P2" svg:width="18.25cm" svg:height="12.001cm" svg:x="5.731cm" svg:y="4.5cm"><text:p/><draw:enhanced-geometry svg:viewBox="0 0 21600 21600" draw:type="rectangle" draw:enhanced-path="M 0 0 L 21600 0 21600 21600 0 21600 0 0 Z N"/></draw:custom-shape><draw:custom-shape text:anchor-type="paragraph" draw:z-index="1" draw:name="Forma 2" draw:style-name="gr4" draw:text-style-name="P3" svg:width="21.25cm" svg:height="15.001cm" svg:x="4.23cm" svg:y="3cm"><text:p/><draw:enhanced-geometry svg:viewBox="0 0 21600 21600" draw:type="rectangle" draw:enhanced-path="M 0 0 L 21600 0 21600 21600 0 21600 0 0 Z N"/></draw:custom-shape><draw:custom-shape text:anchor-type="paragraph" draw:z-index="3" draw:name="Forma 5" draw:style-name="gr2" draw:text-style-name="P1" svg:width="3.361cm" svg:height="0.768cm" svg:x="18.26cm" svg:y="12.675cm"><text:p/><draw:enhanced-geometry svg:viewBox="0 0 21600 21600" draw:type="rectangle" draw:enhanced-path="M 0 0 L 21600 0 21600 21600 0 21600 0 0 Z N"/></draw:custom-shape><draw:custom-shape text:anchor-type="paragraph" draw:z-index="4" draw:name="Forma 4" draw:style-name="gr2" draw:text-style-name="P1" svg:width="3.361cm" svg:height="0.768cm" svg:x="19.371cm" svg:y="14.376cm"><text:p/><draw:enhanced-geometry svg:viewBox="0 0 21600 21600" draw:type="rectangle" draw:enhanced-path="M 0 0 L 21600 0 21600 21600 0 21600 0 0 Z N"/></draw:custom-shape><draw:custom-shape text:anchor-type="paragraph" draw:z-index="5" draw:name="Forma 6" draw:style-name="gr1" draw:text-style-name="P1" svg:width="8.229cm" svg:height="2.514cm" svg:x="8.735cm" svg:y="6.537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hatch draw:name="Black_20_0_20_Degrees" draw:display-name="Black 0 Degrees" draw:style="single" draw:color="#000000" draw:distance="0.102cm" draw:rotation="0"/>
    <draw:hatch draw:name="Blue_20_45_20_Degrees_20_Crossed" draw:display-name="Blue 45 Degrees Crossed" draw:style="double" draw:color="#2a6099" draw:distance="0.203cm" draw:rotation="450"/>
    <draw:hatch draw:name="Green_20_90_20_Degrees_20_Triple" draw:display-name="Green 90 Degrees Triple" draw:style="triple" draw:color="#00a933" draw:distance="0.203cm" draw:rotation="900"/>
    <draw:hatch draw:name="Yellow_20_45_20_Degrees_20_Crossed" draw:display-name="Yellow 45 Degrees Crossed" draw:style="double" draw:color="#ffbf00" draw:distance="0.41cm" draw:rotation="450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9:00:57.276528540</meta:creation-date>
    <dc:date>2023-03-10T19:38:21.993379411</dc:date>
    <meta:editing-duration>PT37M2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4.5.1$Linux_X86_64 LibreOffice_project/5b836ae11a8f2f3ddf6e88bcd7da796d725223ae</meta:generator>
  </office:meta>
</office:document-meta>
</file>